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161" officeooo:paragraph-rsid="00196161"/>
    </style:style>
    <style:style style:name="P2" style:family="paragraph" style:parent-style-name="Standard">
      <style:text-properties officeooo:rsid="001b7ffa" officeooo:paragraph-rsid="001d7aea"/>
    </style:style>
    <style:style style:name="P3" style:family="paragraph" style:parent-style-name="Standard">
      <style:text-properties officeooo:rsid="00266f0f" officeooo:paragraph-rsid="00266f0f"/>
    </style:style>
    <style:style style:name="P4" style:family="paragraph" style:parent-style-name="Standard">
      <style:text-properties officeooo:rsid="00282d77" officeooo:paragraph-rsid="00282d77"/>
    </style:style>
    <style:style style:name="P5" style:family="paragraph" style:parent-style-name="Standard">
      <style:text-properties officeooo:rsid="00283bb4" officeooo:paragraph-rsid="00283bb4"/>
    </style:style>
    <style:style style:name="P6" style:family="paragraph" style:parent-style-name="Standard">
      <style:text-properties officeooo:rsid="00293fb8" officeooo:paragraph-rsid="00293fb8"/>
    </style:style>
    <style:style style:name="P7" style:family="paragraph" style:parent-style-name="Standard" style:list-style-name="L1">
      <style:text-properties officeooo:paragraph-rsid="00196161"/>
    </style:style>
    <style:style style:name="P8" style:family="paragraph" style:parent-style-name="Standard" style:list-style-name="L1">
      <style:text-properties officeooo:rsid="00196161" officeooo:paragraph-rsid="00196161"/>
    </style:style>
    <style:style style:name="P9" style:family="paragraph" style:parent-style-name="Standard" style:list-style-name="L1">
      <style:text-properties officeooo:rsid="00196161" officeooo:paragraph-rsid="0023e29c"/>
    </style:style>
    <style:style style:name="P10" style:family="paragraph" style:parent-style-name="Standard">
      <style:text-properties officeooo:rsid="00266f0f" officeooo:paragraph-rsid="00266f0f"/>
    </style:style>
    <style:style style:name="T1" style:family="text">
      <style:text-properties officeooo:rsid="00196161"/>
    </style:style>
    <style:style style:name="T2" style:family="text">
      <style:text-properties officeooo:rsid="001d7aea"/>
    </style:style>
    <style:style style:name="T3" style:family="text">
      <style:text-properties officeooo:rsid="001dcbe1"/>
    </style:style>
    <style:style style:name="T4" style:family="text">
      <style:text-properties officeooo:rsid="001f6e8b"/>
    </style:style>
    <style:style style:name="T5" style:family="text">
      <style:text-properties officeooo:rsid="0021c2a8"/>
    </style:style>
    <style:style style:name="T6" style:family="text">
      <style:text-properties officeooo:rsid="0023ad55"/>
    </style:style>
    <style:style style:name="T7" style:family="text">
      <style:text-properties officeooo:rsid="002a2c45"/>
    </style:style>
    <style:style style:name="T8" style:family="text">
      <style:text-properties officeooo:rsid="002c0964"/>
    </style:style>
    <style:style style:name="T9" style:family="text">
      <style:text-properties officeooo:rsid="002f29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23876382" text:style-name="L1">
        <text:list-item>
          <text:p text:style-name="P8"><text:s text:c="4"/>Cognition should increase efficiency when food is scarce, heterogeneous, ephemeral but predictable.</text:p>
        </text:list-item>
        <text:list-item>
          <text:p text:style-name="P8"><text:s text:c="4"/>Yet foragers do not operate in passive environments: the environment is constantly changing, in the short term, due to resource exhaustion and maturation, but also in the long term.</text:p>
        </text:list-item>
        <text:list-item>
          <text:p text:style-name="P8"><text:s text:c="4"/>In the case of a frugivore, over the long term, foragers can shape the spatiotemporal distribution of fruit plants and fruit characteristics by actively selecting some plant individuals over others.</text:p>
        </text:list-item>
        <text:list-item>
          <text:p text:style-name="P8"><text:s text:c="4"/>Thus, the selection gradient for cognition may have changed over the evolutionary history of a species due to own forager species actions.</text:p>
        </text:list-item>
        <text:list-item>
          <text:p text:style-name="P8"><text:s text:c="4"/>This research proposes to investigate evolutionary feedback loops between the environment and animal cognition through the lens of frugivores and zoochory based on computer simulations.</text:p>
        </text:list-item>
        <text:list-item>
          <text:p text:style-name="P8"><text:s text:c="4"/>The foraging behavior of a single individual of different levels of cognition is modeled in a dynamic environment changing over time due to seed dispersal supported by the forager. <text:span text:style-name="T9">Cognition is fixed <text:s/>(but the ideal would be to arrive at a situation where the forager can learn/forget, thus mimicking the selection for superior/inferior cognition).</text:span></text:p>
        </text:list-item>
        <text:list-item>
          <text:p text:style-name="P8"><text:s text:c="4"/>We test (1) whether cognition is associated with the emergence and maintenance of plant distribution patterns that may favor selection for cognition in return (or what kind of "dynamic equilibrium," see SSE literature, is at play otherwise), (2) whether the pattern formed by the forager is the one that maximizes its energy inputs (or whether agents with other levels of cognition perform better).</text:p>
        </text:list-item>
      </text:list>
      <text:p text:style-name="P1"/>
      <text:p text:style-name="P2">Keywords: Agent-based model – <text:s/><text:span text:style-name="T2">Animal movement - </text:span>Cognition – Frugivory– Spatio-temporal distribution - Zoochory </text:p>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2T10:33:13.351486457</meta:creation-date>
    <dc:date>2022-07-22T12:18:11.420266579</dc:date>
    <meta:editing-duration>PT2H27M49S</meta:editing-duration>
    <meta:editing-cycles>20</meta:editing-cycles>
    <meta:generator>LibreOffice/6.4.7.2$Linux_X86_64 LibreOffice_project/40$Build-2</meta:generator>
    <meta:document-statistic meta:table-count="0" meta:image-count="0" meta:object-count="0" meta:page-count="1" meta:paragraph-count="8" meta:word-count="254" meta:character-count="1694" meta:non-whitespace-character-count="1422"/>
  </office:meta>
</office:document-meta>
</file>